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background-color="#ffff00" style:font-size-asian="9pt" style:font-size-complex="9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background-color="#ffff00" style:font-size-asian="12pt" style:font-size-complex="12pt"/>
    </style:style>
    <style:style style:name="P5" style:family="paragraph" style:parent-style-name="Standard" style:list-style-name="">
      <style:paragraph-properties style:text-autospace="none"/>
      <style:text-properties style:font-name="Courier New" fo:font-size="7pt" style:font-name-asian="Courier New" style:font-size-asian="7pt" style:font-name-complex="Courier New" style:font-size-complex="7pt"/>
    </style:style>
    <style:style style:name="P6" style:family="paragraph" style:parent-style-name="Standard">
      <style:text-properties style:font-name="Courier New" fo:font-size="7pt" fo:background-color="#ffff00" style:font-name-asian="Courier New" style:font-size-asian="7pt" style:font-name-complex="Courier New" style:font-size-complex="7pt"/>
    </style:style>
    <style:style style:name="P7" style:family="paragraph" style:parent-style-name="Standard" style:list-style-name="">
      <style:paragraph-properties style:text-autospace="none"/>
      <style:text-properties fo:color="#228b22" style:font-name="Courier New" fo:font-size="7pt" style:font-name-asian="Courier New" style:font-size-asian="7pt" style:font-name-complex="Courier New" style:font-size-complex="7pt"/>
    </style:style>
    <style:style style:name="P8" style:family="paragraph" style:parent-style-name="Standard" style:list-style-name="">
      <style:paragraph-properties style:text-autospace="none"/>
      <style:text-properties fo:color="#000000" style:font-name="Courier New" fo:font-size="7pt" style:font-name-asian="Courier New" style:font-size-asian="7pt" style:font-name-complex="Courier New" style:font-size-complex="7pt"/>
    </style:style>
    <style:style style:name="P9" style:family="paragraph" style:parent-style-name="Standard" style:list-style-name="">
      <style:paragraph-properties style:text-autospace="none"/>
      <style:text-properties fo:color="#0000ff" style:font-name="Courier New" fo:font-size="7pt" style:font-name-asian="Courier New" style:font-size-asian="7pt" style:font-name-complex="Courier New" style:font-size-complex="7pt"/>
    </style:style>
    <style:style style:name="P10" style:family="paragraph" style:parent-style-name="Default" style:list-style-name="">
      <style:paragraph-properties style:text-autospace="none"/>
    </style:style>
    <style:style style:name="P11" style:family="paragraph" style:parent-style-name="Default">
      <style:text-properties fo:font-size="9pt" style:font-size-asian="9pt" style:font-size-complex="9pt"/>
    </style:style>
    <style:style style:name="P12" style:family="paragraph" style:parent-style-name="Default" style:list-style-name="">
      <style:paragraph-properties style:text-autospace="none"/>
      <style:text-properties fo:font-size="9pt" style:font-size-asian="9pt" style:font-size-complex="9pt"/>
    </style:style>
    <style:style style:name="T1" style:family="text">
      <style:text-properties fo:background-color="#ffff00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T5" style:family="text">
      <style:text-properties fo:font-size="9pt" fo:background-color="#ffff00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background-color="transparent"/>
    </style:style>
    <style:style style:name="T8" style:family="text">
      <style:text-properties fo:color="#0000ff"/>
    </style:style>
    <style:style style:name="T9" style:family="text">
      <style:text-properties fo:color="#228b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gdan Chwaliński</text:p>
      <text:p text:style-name="P3">Zestaw 1 zadanie 1.13</text:p>
      <text:p text:style-name="P3"/>
      <text:p text:style-name="P3">Tym razem wykorzystano Eliminacje Gaussa do poszczególnych obliczeń.</text:p>
      <text:p text:style-name="P3"/>
      <text:p text:style-name="P4">Wyniki:</text:p>
      <text:p text:style-name="P11"/>
      <text:p text:style-name="P10"><text:span text:style-name="T4">||b1 – b2|| </text:span><text:span text:style-name="T6">= </text:span><text:span text:style-name="T5">0.0099999889523588344591738914923705</text:span></text:p>
      <text:p text:style-name="P2"/>
      <text:p text:style-name="P10"><text:span text:style-name="T4">||b3 – b4|| </text:span><text:span text:style-name="T6">= </text:span><text:span text:style-name="T5">0.010000003094494578309158765850944</text:span></text:p>
      <text:p text:style-name="P1"/>
      <text:p text:style-name="P10"><text:span text:style-name="T4">||z1 – z2||/||b1 – b2|| = </text:span><text:span text:style-name="T5">0.0015951766720442861369370083547625</text:span></text:p>
      <text:p text:style-name="P12"/>
      <text:p text:style-name="P10"><text:span text:style-name="T4">||z3 – z4||/||b3 – b4|| = </text:span><text:span text:style-name="T5">1003.7641153863776906974902640938</text:span></text:p>
      <text:p text:style-name="P3"/>
      <text:p text:style-name="P4">Kod matlaba:</text:p>
      <text:p text:style-name="P4"/>
      <text:p text:style-name="P6"><text:span text:style-name="T8">function</text:span><text:span text:style-name="T2"> [x] = gaussElim(A,b)</text:span></text:p>
      <text:p text:style-name="P5"><text:span text:style-name="T9"><text:s/></text:span></text:p>
      <text:p text:style-name="P8"><text:s text:c="2"/>N = max(size(A));</text:p>
      <text:p text:style-name="P8"><text:s/></text:p>
      <text:p text:style-name="P8"><text:s/></text:p>
      <text:p text:style-name="P5"><text:span text:style-name="T9"/></text:p>
      <text:p text:style-name="P7"><text:s/></text:p>
      <text:p text:style-name="P5"><text:span text:style-name="T2"><text:s text:c="2"/></text:span><text:span text:style-name="T8">for</text:span><text:span text:style-name="T2"> j=2:N,</text:span></text:p>
      <text:p text:style-name="P5"><text:span text:style-name="T2"><text:s text:c="6"/></text:span><text:span text:style-name="T8">for</text:span><text:span text:style-name="T2"> i=j:N,</text:span></text:p>
      <text:p text:style-name="P8"><text:s text:c="9"/>m = A(i,j-1)/A(j-1,j-1);</text:p>
      <text:p text:style-name="P8"><text:s text:c="9"/>A(i,:) = A(i,:) - A(j-1,:)*m;</text:p>
      <text:p text:style-name="P8"><text:s text:c="9"/>b(i) = b(i) - m*b(j-1);</text:p>
      <text:p text:style-name="P5"><text:span text:style-name="T2"><text:s text:c="6"/></text:span><text:span text:style-name="T8">end</text:span></text:p>
      <text:p text:style-name="P5"><text:span text:style-name="T2"><text:s text:c="2"/></text:span><text:span text:style-name="T8">end</text:span></text:p>
      <text:p text:style-name="P9"><text:s/></text:p>
      <text:p text:style-name="P5"><text:span text:style-name="T9"/></text:p>
      <text:p text:style-name="P7"><text:s/></text:p>
      <text:p text:style-name="P8"><text:s text:c="2"/>x = zeros(N,1);</text:p>
      <text:p text:style-name="P8"><text:s text:c="2"/>x(N) = b(N)/A(N,N);</text:p>
      <text:p text:style-name="P8"><text:s/></text:p>
      <text:p text:style-name="P5"><text:span text:style-name="T2"><text:s text:c="2"/></text:span><text:span text:style-name="T8">for</text:span><text:span text:style-name="T2"> j=N-1:-1:1,</text:span></text:p>
      <text:p text:style-name="P8"><text:s text:c="4"/>x(j) = (b(j)-A(j,j+1:N)*x(j+1:N))/A(j,j);</text:p>
      <text:p text:style-name="P5"><text:span text:style-name="T2"><text:s text:c="2"/></text:span><text:span text:style-name="T8">end</text:span></text:p>
      <text:p text:style-name="P4"/>
      <text:p text:style-name="P4"/>
      <text:p text:style-name="P4"/>
      <text:p text:style-name="P1">&gt;&gt; format longeng</text:p>
      <text:p text:style-name="P1">&gt;&gt; helpA = [-116.66654 583.33346 -333.33308 100.00012 100.00012; 583.33346 -116.66654 -333.33308 100.00012 100.00012; -333.33308 -333.33308 133.33383 200.00025 200.00025; 100.00012 100.00012 200.00025 50.000125 -649.99988; 100.00012 100.00012 200.00025 -649.99988 50.000125]</text:p>
      <text:p text:style-name="P1"/>
      <text:p text:style-name="P1">helpA =</text:p>
      <text:p text:style-name="P1"/>
      <text:p text:style-name="P1"><text:s text:c="2"/>Columns 1 through 4</text:p>
      <text:p text:style-name="P1"/>
      <text:p text:style-name="P1"><text:s text:c="3"/>-116.666540000000e+000 <text:s text:c="3"/>583.333460000000e+000 <text:s text:c="2"/>-333.333080000000e+000 <text:s text:c="3"/>100.000120000000e+000</text:p>
      <text:p text:style-name="P1"><text:s text:c="4"/>583.333460000000e+000 <text:s text:c="2"/>-116.666540000000e+000 <text:s text:c="2"/>-333.333080000000e+000 <text:s text:c="3"/>100.000120000000e+000</text:p>
      <text:p text:style-name="P1"><text:s text:c="3"/>-333.333080000000e+000 <text:s text:c="2"/>-333.333080000000e+000 <text:s text:c="3"/>133.333830000000e+000 <text:s text:c="3"/>200.000250000000e+000</text:p>
      <text:p text:style-name="P1"><text:s text:c="4"/>100.000120000000e+000 <text:s text:c="3"/>100.000120000000e+000 <text:s text:c="3"/>200.000250000000e+000 <text:s text:c="3"/>50.0001250000000e+000</text:p>
      <text:p text:style-name="P1"><text:s text:c="4"/>100.000120000000e+000 <text:s text:c="3"/>100.000120000000e+000 <text:s text:c="3"/>200.000250000000e+000 <text:s text:c="2"/>-649.999880000000e+000</text:p>
      <text:p text:style-name="P1"/>
      <text:p text:style-name="P1"><text:s text:c="2"/>Column 5</text:p>
      <text:p text:style-name="P1"/>
      <text:p text:style-name="P1"><text:s text:c="4"/>100.000120000000e+000</text:p>
      <text:p text:style-name="P1"><text:s text:c="4"/>100.000120000000e+000</text:p>
      <text:p text:style-name="P1"><text:s text:c="4"/>200.000250000000e+000</text:p>
      <text:p text:style-name="P1"><text:s text:c="3"/>-649.999880000000e+000</text:p>
      <text:p text:style-name="P1"><text:s text:c="4"/>50.0001250000000e+000</text:p>
      <text:p text:style-name="P1"/>
      <text:p text:style-name="P1">&gt;&gt; A = vpa(helpA,8)</text:p>
      <text:p text:style-name="P1"><text:s/></text:p>
      <text:p text:style-name="P1">A =</text:p>
      <text:p text:style-name="P1"><text:s/></text:p>
      <text:p text:style-name="P1"><text:soft-page-break/>[ -116.66654, <text:s/>583.33346, -333.33308, <text:s/>100.00012, <text:s/>100.00012]</text:p>
      <text:p text:style-name="P1">[ <text:s/>583.33346, -116.66654, -333.33308, <text:s/>100.00012, <text:s/>100.00012]</text:p>
      <text:p text:style-name="P1">[ -333.33308, -333.33308, <text:s/>133.33383, <text:s/>200.00025, <text:s/>200.00025]</text:p>
      <text:p text:style-name="P1">[ <text:s/>100.00012, <text:s/>100.00012, <text:s/>200.00025, <text:s/>50.000125, -649.99988]</text:p>
      <text:p text:style-name="P1">[ <text:s/>100.00012, <text:s/>100.00012, <text:s/>200.00025, -649.99988, <text:s/>50.000125]</text:p>
      <text:p text:style-name="P1"><text:s/></text:p>
      <text:p text:style-name="P1">&gt;&gt; condA = cond(A)</text:p>
      <text:p text:style-name="P1"><text:s/></text:p>
      <text:p text:style-name="P1">condA =</text:p>
      <text:p text:style-name="P1"><text:s/></text:p>
      <text:p text:style-name="P1">803011.2902183193685431463519897</text:p>
      <text:p text:style-name="P1"><text:s/></text:p>
      <text:p text:style-name="P1">&gt;&gt; format long</text:p>
      <text:p text:style-name="P1">&gt;&gt; b1h = [-0.33388066; 1.08033290; -0.98559856; 1.31947922; -0.09473435]</text:p>
      <text:p text:style-name="P1"/>
      <text:p text:style-name="P1">b1h =</text:p>
      <text:p text:style-name="P1"/>
      <text:p text:style-name="P1"><text:s text:c="2"/>-0.333880660000000</text:p>
      <text:p text:style-name="P1"><text:s text:c="3"/>1.080332900000000</text:p>
      <text:p text:style-name="P1"><text:s text:c="2"/>-0.985598560000000</text:p>
      <text:p text:style-name="P1"><text:s text:c="3"/>1.319479220000000</text:p>
      <text:p text:style-name="P1"><text:s text:c="2"/>-0.094734350000000</text:p>
      <text:p text:style-name="P1"/>
      <text:p text:style-name="P1">&gt;&gt; b1 = vpa(b1h,8)</text:p>
      <text:p text:style-name="P1"><text:s/></text:p>
      <text:p text:style-name="P1">b1 =</text:p>
      <text:p text:style-name="P1"><text:s/></text:p>
      <text:p text:style-name="P1"><text:s/>-0.33388066</text:p>
      <text:p text:style-name="P1"><text:s text:c="3"/>1.0803329</text:p>
      <text:p text:style-name="P1"><text:s/>-0.98559856</text:p>
      <text:p text:style-name="P1"><text:s text:c="3"/>1.3194792</text:p>
      <text:p text:style-name="P1"><text:s/>-0.09473435</text:p>
      <text:p text:style-name="P1"><text:s/></text:p>
      <text:p text:style-name="P1">&gt;&gt; b2h = [-0.33388066; 1.08033290; -0.98559855; 1.32655028; -0.10180541]</text:p>
      <text:p text:style-name="P1"/>
      <text:p text:style-name="P1">b2h =</text:p>
      <text:p text:style-name="P1"/>
      <text:p text:style-name="P1"><text:s text:c="2"/>-0.333880660000000</text:p>
      <text:p text:style-name="P1"><text:s text:c="3"/>1.080332900000000</text:p>
      <text:p text:style-name="P1"><text:s text:c="2"/>-0.985598550000000</text:p>
      <text:p text:style-name="P1"><text:s text:c="3"/>1.326550280000000</text:p>
      <text:p text:style-name="P1"><text:s text:c="2"/>-0.101805410000000</text:p>
      <text:p text:style-name="P1"/>
      <text:p text:style-name="P1">&gt;&gt; b2 = vpa(b2h,8)</text:p>
      <text:p text:style-name="P1"><text:s/></text:p>
      <text:p text:style-name="P1">b2 =</text:p>
      <text:p text:style-name="P1"><text:s/></text:p>
      <text:p text:style-name="P1"><text:s/>-0.33388066</text:p>
      <text:p text:style-name="P1"><text:s text:c="3"/>1.0803329</text:p>
      <text:p text:style-name="P1"><text:s/>-0.98559855</text:p>
      <text:p text:style-name="P1"><text:s text:c="3"/>1.3265503</text:p>
      <text:p text:style-name="P1"><text:s/>-0.10180541</text:p>
      <text:p text:style-name="P1"><text:s/></text:p>
      <text:p text:style-name="P1">&gt;&gt; b3h = [0.72677951; 0.72677951; -0.27849178; 0.96592583; 0.96592583]</text:p>
      <text:p text:style-name="P1"/>
      <text:p text:style-name="P1">b3h =</text:p>
      <text:p text:style-name="P1"/>
      <text:p text:style-name="P1"><text:s text:c="3"/>0.726779510000000</text:p>
      <text:p text:style-name="P1"><text:s text:c="3"/>0.726779510000000</text:p>
      <text:p text:style-name="P1"><text:s text:c="2"/>-0.278491780000000</text:p>
      <text:p text:style-name="P1"><text:s text:c="3"/>0.965925830000000</text:p>
      <text:p text:style-name="P1"><text:s text:c="3"/>0.965925830000000</text:p>
      <text:p text:style-name="P1"/>
      <text:p text:style-name="P1">&gt;&gt; b3 = vpa(b3h,8)</text:p>
      <text:p text:style-name="P1"><text:s/></text:p>
      <text:p text:style-name="P1">b3 =</text:p>
      <text:p text:style-name="P1"><text:s/></text:p>
      <text:p text:style-name="P1"><text:s text:c="2"/>0.72677951</text:p>
      <text:p text:style-name="P1"><text:s text:c="2"/>0.72677951</text:p>
      <text:p text:style-name="P1"><text:s/>-0.27849178</text:p>
      <text:p text:style-name="P1"><text:soft-page-break/><text:s text:c="2"/>0.96592583</text:p>
      <text:p text:style-name="P1"><text:s text:c="2"/>0.96592583</text:p>
      <text:p text:style-name="P1"><text:s/></text:p>
      <text:p text:style-name="P1">&gt;&gt; b4h = [0.73031505; 0.73031505; -0.27142071; 0.96946136; 0.96946136]</text:p>
      <text:p text:style-name="P1"/>
      <text:p text:style-name="P1">b4h =</text:p>
      <text:p text:style-name="P1"/>
      <text:p text:style-name="P1"><text:s text:c="3"/>0.730315050000000</text:p>
      <text:p text:style-name="P1"><text:s text:c="3"/>0.730315050000000</text:p>
      <text:p text:style-name="P1"><text:s text:c="2"/>-0.271420710000000</text:p>
      <text:p text:style-name="P1"><text:s text:c="3"/>0.969461360000000</text:p>
      <text:p text:style-name="P1"><text:s text:c="3"/>0.969461360000000</text:p>
      <text:p text:style-name="P1"/>
      <text:p text:style-name="P1">&gt;&gt; b4 = vpa(b4h,8)</text:p>
      <text:p text:style-name="P1"><text:s/></text:p>
      <text:p text:style-name="P1">b4 =</text:p>
      <text:p text:style-name="P1"><text:s/></text:p>
      <text:p text:style-name="P1"><text:s text:c="2"/>0.73031505</text:p>
      <text:p text:style-name="P1"><text:s text:c="2"/>0.73031505</text:p>
      <text:p text:style-name="P1"><text:s/>-0.27142071</text:p>
      <text:p text:style-name="P1"><text:s text:c="2"/>0.96946136</text:p>
      <text:p text:style-name="P1"><text:s text:c="2"/>0.96946136</text:p>
      <text:p text:style-name="P1"><text:s/></text:p>
      <text:p text:style-name="P1">&gt;&gt; z1h = gaussElim(A,b1)</text:p>
      <text:p text:style-name="P1"/>
      <text:p text:style-name="P1">z1h =</text:p>
      <text:p text:style-name="P1"/>
      <text:p text:style-name="P1"><text:s text:c="3"/>0.001982859550270</text:p>
      <text:p text:style-name="P1"><text:s text:c="2"/>-0.000037445535444</text:p>
      <text:p text:style-name="P1"><text:s text:c="2"/>-0.000219649468679</text:p>
      <text:p text:style-name="P1"><text:s text:c="3"/>0.000240550980671</text:p>
      <text:p text:style-name="P1"><text:s text:c="2"/>-0.001779754104899</text:p>
      <text:p text:style-name="P1"/>
      <text:p text:style-name="P1">&gt;&gt; z1 = vpa(z1h,8)</text:p>
      <text:p text:style-name="P1"><text:s/></text:p>
      <text:p text:style-name="P1">z1 =</text:p>
      <text:p text:style-name="P1"><text:s/></text:p>
      <text:p text:style-name="P1"><text:s text:c="4"/>0.0019828596</text:p>
      <text:p text:style-name="P1"><text:s/>-0.000037445535</text:p>
      <text:p text:style-name="P1"><text:s text:c="2"/>-0.00021964947</text:p>
      <text:p text:style-name="P1"><text:s text:c="3"/>0.00024055098</text:p>
      <text:p text:style-name="P1"><text:s text:c="3"/>-0.0017797541</text:p>
      <text:p text:style-name="P1"><text:s/></text:p>
      <text:p text:style-name="P1">&gt;&gt; z2h = gaussElim(A,b2)</text:p>
      <text:p text:style-name="P1"/>
      <text:p text:style-name="P1">z2h =</text:p>
      <text:p text:style-name="P1"/>
      <text:p text:style-name="P1"><text:s text:c="3"/>0.001985368955374</text:p>
      <text:p text:style-name="P1"><text:s text:c="2"/>-0.000034936130340</text:p>
      <text:p text:style-name="P1"><text:s text:c="2"/>-0.000214630645971</text:p>
      <text:p text:style-name="P1"><text:s text:c="3"/>0.000253161908275</text:p>
      <text:p text:style-name="P1"><text:s text:c="2"/>-0.001787346205722</text:p>
      <text:p text:style-name="P1"/>
      <text:p text:style-name="P1">&gt;&gt; z2 = vpa(z2h,8)</text:p>
      <text:p text:style-name="P1"><text:s/></text:p>
      <text:p text:style-name="P1">z2 =</text:p>
      <text:p text:style-name="P1"><text:s/></text:p>
      <text:p text:style-name="P1"><text:s text:c="4"/>0.001985369</text:p>
      <text:p text:style-name="P1"><text:s/>-0.00003493613</text:p>
      <text:p text:style-name="P1"><text:s/>-0.00021463065</text:p>
      <text:p text:style-name="P1"><text:s text:c="2"/>0.00025316191</text:p>
      <text:p text:style-name="P1"><text:s text:c="2"/>-0.0017873462</text:p>
      <text:p text:style-name="P1"><text:s/></text:p>
      <text:p text:style-name="P1">&gt;&gt; z3h = gaussElim(A,b3)</text:p>
      <text:p text:style-name="P1"/>
      <text:p text:style-name="P1">z3h =</text:p>
      <text:p text:style-name="P1"/>
      <text:p text:style-name="P1"><text:s text:c="3"/>1.0e+02 *</text:p>
      <text:p text:style-name="P1"/>
      <text:p text:style-name="P1"><text:s text:c="3"/>3.548851813806122</text:p>
      <text:p text:style-name="P1"><text:soft-page-break/><text:s text:c="3"/>3.548851813806122</text:p>
      <text:p text:style-name="P1"><text:s text:c="3"/>7.097681976977409</text:p>
      <text:p text:style-name="P1"><text:s text:c="3"/>3.548834324179575</text:p>
      <text:p text:style-name="P1"><text:s text:c="3"/>3.548834324179575</text:p>
      <text:p text:style-name="P1"/>
      <text:p text:style-name="P1">&gt;&gt; z3 = vpa(z3h,8)</text:p>
      <text:p text:style-name="P1"><text:s/></text:p>
      <text:p text:style-name="P1">z3 =</text:p>
      <text:p text:style-name="P1"><text:s/></text:p>
      <text:p text:style-name="P1"><text:s/>354.88518</text:p>
      <text:p text:style-name="P1"><text:s/>354.88518</text:p>
      <text:p text:style-name="P1"><text:s text:c="2"/>709.7682</text:p>
      <text:p text:style-name="P1"><text:s/>354.88343</text:p>
      <text:p text:style-name="P1"><text:s/>354.88343</text:p>
      <text:p text:style-name="P1"><text:s/></text:p>
      <text:p text:style-name="P1">&gt;&gt; z4h = gaussElim(A,b4)</text:p>
      <text:p text:style-name="P1"/>
      <text:p text:style-name="P1">z4h =</text:p>
      <text:p text:style-name="P1"/>
      <text:p text:style-name="P1"><text:s text:c="3"/>1.0e+02 *</text:p>
      <text:p text:style-name="P1"/>
      <text:p text:style-name="P1"><text:s text:c="3"/>3.584340245589439</text:p>
      <text:p text:style-name="P1"><text:s text:c="3"/>3.584340245589438</text:p>
      <text:p text:style-name="P1"><text:s text:c="3"/>7.168658840543917</text:p>
      <text:p text:style-name="P1"><text:s text:c="3"/>3.584322755297525</text:p>
      <text:p text:style-name="P1"><text:s text:c="3"/>3.584322755297525</text:p>
      <text:p text:style-name="P1"/>
      <text:p text:style-name="P1">&gt;&gt; z4 = vpa(z4h,8)</text:p>
      <text:p text:style-name="P1"><text:s/></text:p>
      <text:p text:style-name="P1">z4 =</text:p>
      <text:p text:style-name="P1"><text:s/></text:p>
      <text:p text:style-name="P1"><text:s/>358.43402</text:p>
      <text:p text:style-name="P1"><text:s/>358.43402</text:p>
      <text:p text:style-name="P1"><text:s/>716.86588</text:p>
      <text:p text:style-name="P1"><text:s/>358.43228</text:p>
      <text:p text:style-name="P1"><text:s/>358.43228</text:p>
      <text:p text:style-name="P1"><text:s/></text:p>
      <text:p text:style-name="P1">&gt;&gt; b1odejmijb2 = b1 - b2</text:p>
      <text:p text:style-name="P1"><text:s/></text:p>
      <text:p text:style-name="P1">b1odejmijb2 =</text:p>
      <text:p text:style-name="P1"><text:s/></text:p>
      <text:p text:style-name="P1"><text:s text:c="42"/>0</text:p>
      <text:p text:style-name="P1"><text:s text:c="42"/>0</text:p>
      <text:p text:style-name="P1"><text:s/>-0.000000010000000050247592753294156864285</text:p>
      <text:p text:style-name="P1"><text:s text:c="9"/>-0.0070710599999999068643319333205</text:p>
      <text:p text:style-name="P1"><text:s text:c="7"/>0.0070710600000000040088465880216972</text:p>
      <text:p text:style-name="P1"><text:s/></text:p>
      <text:p text:style-name="P1">&gt;&gt; norm(b1odejmijb2)</text:p>
      <text:p text:style-name="P1"><text:s/></text:p>
      <text:p text:style-name="P1">ans =</text:p>
      <text:p text:style-name="P1"><text:s/></text:p>
      <text:p text:style-name="P1">0.0099999889523588344591738914923705</text:p>
      <text:p text:style-name="P1"><text:s/></text:p>
      <text:p text:style-name="P1">&gt;&gt; b3odejmijb4 = b3 - b4</text:p>
      <text:p text:style-name="P1"><text:s/></text:p>
      <text:p text:style-name="P1">b3odejmijb4 =</text:p>
      <text:p text:style-name="P1"><text:s/></text:p>
      <text:p text:style-name="P1"><text:s/>-0.0035355400000000036797587199544068</text:p>
      <text:p text:style-name="P1"><text:s/>-0.0035355400000000036797587199544068</text:p>
      <text:p text:style-name="P1"><text:s/>-0.0070710700000000126230759178724838</text:p>
      <text:p text:style-name="P1"><text:s text:c="2"/>-0.003535530000000064454468429175904</text:p>
      <text:p text:style-name="P1"><text:s text:c="2"/>-0.003535530000000064454468429175904</text:p>
      <text:p text:style-name="P1"><text:s/></text:p>
      <text:p text:style-name="P1">&gt;&gt; norm(b3odejmijb4)</text:p>
      <text:p text:style-name="P1"><text:s/></text:p>
      <text:p text:style-name="P1">ans =</text:p>
      <text:p text:style-name="P1"><text:s/></text:p>
      <text:p text:style-name="P1">0.010000003094494578309158765850944</text:p>
      <text:p text:style-name="P1"><text:s/></text:p>
      <text:p text:style-name="P1">&gt;&gt; z1odejmijz2 = z1 - z2</text:p>
      <text:p text:style-name="P1"><text:soft-page-break/><text:s/></text:p>
      <text:p text:style-name="P1">z1odejmijz2 =</text:p>
      <text:p text:style-name="P1"><text:s/></text:p>
      <text:p text:style-name="P1"><text:s/>-0.0000025094051040799869589648096734891</text:p>
      <text:p text:style-name="P1"><text:s/>-0.0000025094051040801224842363703615433</text:p>
      <text:p text:style-name="P1"><text:s/>-0.0000050188227081602492310463681235433</text:p>
      <text:p text:style-name="P1"><text:s text:c="2"/>-0.000012610927603922712910908265904197</text:p>
      <text:p text:style-name="P1"><text:s text:c="2"/>0.0000075921008231983732467140768562786</text:p>
      <text:p text:style-name="P1"><text:s/></text:p>
      <text:p text:style-name="P1">&gt;&gt; norm(z1odejmijz2)</text:p>
      <text:p text:style-name="P1"><text:s/></text:p>
      <text:p text:style-name="P1">ans =</text:p>
      <text:p text:style-name="P1"><text:s/></text:p>
      <text:p text:style-name="P1">0.000015951749097503392982496662159642</text:p>
      <text:p text:style-name="P1"><text:s/></text:p>
      <text:p text:style-name="P1">&gt;&gt; z3odejmijz4 = z3 - z4</text:p>
      <text:p text:style-name="P1"><text:s/></text:p>
      <text:p text:style-name="P1">z3odejmijz4 =</text:p>
      <text:p text:style-name="P1"><text:s/></text:p>
      <text:p text:style-name="P1"><text:s/>-3.5488431783317082590656355023384</text:p>
      <text:p text:style-name="P1"><text:s/>-3.5488431783316514156467746943235</text:p>
      <text:p text:style-name="P1"><text:s/>-7.0976863566507972791441716253757</text:p>
      <text:p text:style-name="P1"><text:s/>-3.5488431117950085535994730889797</text:p>
      <text:p text:style-name="P1"><text:s/>-3.5488431117950085535994730889797</text:p>
      <text:p text:style-name="P1"><text:s/></text:p>
      <text:p text:style-name="P1">&gt;&gt; norm(z3odejmijz4)</text:p>
      <text:p text:style-name="P1"><text:s/></text:p>
      <text:p text:style-name="P1">ans =</text:p>
      <text:p text:style-name="P1"><text:s/></text:p>
      <text:p text:style-name="P1">10.0376442600063898714095166828</text:p>
      <text:p text:style-name="P1"><text:s/></text:p>
      <text:p text:style-name="P1">&gt;&gt; z1z2b1b2 = norm(z1odejmijz2)/norm(b1odejmijb2)</text:p>
      <text:p text:style-name="P1"><text:s/></text:p>
      <text:p text:style-name="P1">z1z2b1b2 =</text:p>
      <text:p text:style-name="P1"><text:s/></text:p>
      <text:p text:style-name="P1">0.0015951766720442861369370083547625</text:p>
      <text:p text:style-name="P1"><text:s/></text:p>
      <text:p text:style-name="P1">&gt;&gt; z3z4b3b4 = norm(z3odejmijz4)/norm(b3odejmijb4)</text:p>
      <text:p text:style-name="P1"><text:s/></text:p>
      <text:p text:style-name="P1">z3z4b3b4 =</text:p>
      <text:p text:style-name="P1"><text:s/></text:p>
      <text:p text:style-name="P1">1003.7641153863776906974902640938</text:p>
      <text:p text:style-name="P1"><text:s/></text:p>
      <text:p text:style-name="P1">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04:57:50.91</meta:creation-date>
    <dc:date>2014-02-10T05:07:50.69</dc:date>
    <meta:editing-duration>PT10M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277" meta:word-count="472" meta:character-count="5340"/>
  </office:meta>
</office:document-meta>
</file>